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JXPathEventSubscriber.inform( JXPathEvent event , PortalService servi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JXPathEventSubscriber.DefaultJXPathEventSubscri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